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system-ui" svg:font-family="system-ui" style:font-family-generic="roman" style:font-pitch="variable"/>
    <style:font-face style:name="system-ui1" svg:font-family="system-ui" style:font-family-generic="system" style:font-pitch="variable"/>
  </office:font-face-decls>
  <office:automatic-styles>
    <style:style style:name="P1" style:family="paragraph" style:parent-style-name="List_20_Paragraph" style:list-style-name="WWNum1">
      <style:paragraph-properties fo:margin-top="0cm" fo:margin-bottom="0cm" style:contextual-spacing="true"/>
    </style:style>
    <style:style style:name="P2" style:family="paragraph" style:parent-style-name="Standard">
      <style:paragraph-properties fo:margin-top="0cm" fo:margin-bottom="0cm" style:contextual-spacing="false"/>
    </style:style>
    <style:style style:name="P3" style:family="paragraph" style:parent-style-name="Standard">
      <style:paragraph-properties fo:margin-top="0cm" fo:margin-bottom="0cm" style:contextual-spacing="false"/>
      <style:text-properties style:font-name="Times New Roman1" fo:font-size="14pt" style:font-name-asian="Times New Roman2" style:font-size-asian="14pt" style:font-name-complex="Times New Roman2" style:font-size-complex="14pt"/>
    </style:style>
    <style:style style:name="P4" style:family="paragraph" style:parent-style-name="Standard">
      <style:text-properties fo:color="#1c1917" loext:opacity="100%" style:font-name="Times New Roman1" fo:font-size="14pt" style:text-underline-style="solid" style:text-underline-width="auto" style:text-underline-color="font-color" style:font-name-asian="Times New Roman2" style:font-size-asian="14pt" style:font-name-complex="Times New Roman2" style:font-size-complex="14pt"/>
    </style:style>
    <style:style style:name="P5" style:family="paragraph" style:parent-style-name="Text_20_body">
      <style:text-properties style:font-name="Times New Roman" fo:font-size="14pt" style:font-size-asian="14pt" style:font-size-complex="14pt"/>
    </style:style>
    <style:style style:name="P6" style:family="paragraph" style:parent-style-name="Text_20_body" style:list-style-name="L1">
      <style:paragraph-properties fo:margin-top="0cm" fo:margin-bottom="0cm" style:contextual-spacing="false"/>
      <style:text-properties style:font-name="Times New Roman" fo:font-size="14pt" style:font-size-asian="14pt" style:font-size-complex="14pt"/>
    </style:style>
    <style:style style:name="P7" style:family="paragraph" style:parent-style-name="Text_20_body" style:list-style-name="L1">
      <style:text-properties style:font-name="Times New Roman" fo:font-size="14pt" style:font-size-asian="14pt" style:font-size-complex="14pt"/>
    </style:style>
    <style:style style:name="P8" style:family="paragraph" style:parent-style-name="Text_20_body">
      <style:text-properties style:text-underline-style="none" fo:font-weight="normal" style:font-weight-asian="normal" style:font-weight-complex="normal"/>
    </style:style>
    <style:style style:name="T1" style:family="text">
      <style:text-properties style:font-name="Times New Roman1" fo:font-size="14pt" style:text-underline-style="solid" style:text-underline-width="auto" style:text-underline-color="font-color" fo:font-weight="bold" style:font-name-asian="Times New Roman2" style:font-size-asian="14pt" style:font-weight-asian="bold" style:font-name-complex="Times New Roman2" style:font-size-complex="14pt" style:font-weight-complex="bold"/>
    </style:style>
    <style:style style:name="T2" style:family="text">
      <style:text-properties style:font-name="Times New Roman1" fo:font-size="14pt" style:text-underline-style="solid" style:text-underline-width="auto" style:text-underline-color="font-color" fo:font-weight="bold" officeooo:rsid="0000962c" style:font-name-asian="Times New Roman2" style:font-size-asian="14pt" style:font-weight-asian="bold" style:font-name-complex="Times New Roman2" style:font-size-complex="14pt" style:font-weight-complex="bold"/>
    </style:style>
    <style:style style:name="T3" style:family="text">
      <style:text-properties style:font-name="Times New Roman1" fo:font-size="14pt" style:text-underline-style="solid" style:text-underline-width="auto" style:text-underline-color="font-color" style:font-name-asian="Times New Roman2" style:font-size-asian="14pt" style:font-name-complex="Times New Roman2" style:font-size-complex="14pt"/>
    </style:style>
    <style:style style:name="T4" style:family="text">
      <style:text-properties style:font-name="Times New Roman1" fo:font-size="14pt" style:text-underline-style="solid" style:text-underline-width="auto" style:text-underline-color="font-color" officeooo:rsid="0000962c" style:font-name-asian="Times New Roman2" style:font-size-asian="14pt" style:font-name-complex="Times New Roman2" style:font-size-complex="14pt"/>
    </style:style>
    <style:style style:name="T5" style:family="text">
      <style:text-properties style:font-name="Times New Roman1" fo:font-size="14pt" style:font-name-asian="Times New Roman2" style:font-size-asian="14pt" style:font-name-complex="Times New Roman2" style:font-size-complex="14pt"/>
    </style:style>
    <style:style style:name="T6" style:family="text">
      <style:text-properties style:font-name="Times New Roman1" fo:font-size="14pt" officeooo:rsid="0000962c" style:font-name-asian="Times New Roman2" style:font-size-asian="14pt" style:font-name-complex="Times New Roman2" style:font-size-complex="14pt"/>
    </style:style>
    <style:style style:name="T7" style:family="text">
      <style:text-properties fo:color="#d1d5db" loext:opacity="100%" style:font-name="system-ui" fo:font-size="12pt" style:font-name-asian="system-ui1" style:font-size-asian="12pt" style:font-name-complex="system-ui1" style:font-size-complex="12pt"/>
    </style:style>
    <style:style style:name="T8" style:family="text">
      <style:text-properties fo:color="#1c1917" loext:opacity="100%" style:font-name="Times New Roman1" fo:font-size="14pt" style:font-name-asian="Times New Roman2" style:font-size-asian="14pt" style:font-name-complex="Times New Roman2" style:font-size-complex="14pt"/>
    </style:style>
    <style:style style:name="T9" style:family="text">
      <style:text-properties officeooo:rsid="0000962c"/>
    </style:style>
    <style:style style:name="T10" style:family="text">
      <style:text-properties style:font-name="Times" fo:font-size="14pt" style:text-underline-style="solid" style:text-underline-width="auto" style:text-underline-color="font-color" fo:font-weight="bold" style:font-name-asian="Times New Roman2" style:font-size-asian="14pt" style:font-weight-asian="bold" style:font-name-complex="Times New Roman2" style:font-size-complex="14pt" style:font-weight-complex="bold"/>
    </style:style>
    <style:style style:name="T11" style:family="text">
      <style:text-properties style:font-name="Times New Roman" fo:font-size="14pt" style:text-underline-style="solid" style:text-underline-width="auto" style:text-underline-color="font-color" fo:font-weight="bold" style:font-name-asian="Times New Roman2" style:font-size-asian="14pt" style:font-weight-asian="bold" style:font-name-complex="Times New Roman2" style:font-size-complex="14pt" style:font-weight-complex="bold"/>
    </style:style>
    <style:style style:name="T12" style:family="text">
      <style:text-properties style:font-name="Times New Roman" fo:font-size="14pt" style:text-underline-style="solid" style:text-underline-width="auto" style:text-underline-color="font-color" style:font-name-asian="Times New Roman2" style:font-size-asian="14pt" style:font-name-complex="Times New Roman2" style:font-size-complex="14pt"/>
    </style:style>
    <style:style style:name="T13" style:family="text">
      <style:text-properties style:font-name="Times New Roman" fo:font-size="14pt" style:font-name-asian="Times New Roman2" style:font-size-asian="14pt" style:font-name-complex="Times New Roman2"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No_20_Spacing"><text:bookmark text:name="_GoBack"/></text:p>
      <text:p text:style-name="Standard"><text:bookmark-start text:name="_Int_dOEaB2cn"/><text:span text:style-name="T1">DIFFERENCES OF OSI REFERENCE MODEL AND TCP/IP MODEL</text:span><text:bookmark-end text:name="_Int_dOEaB2cn"/></text:p>
      <text:p text:style-name="Standard"><text:span text:style-name="T1"/></text:p>
      <text:p text:style-name="P8"><text:span text:style-name="T6">T</text:span><text:span text:style-name="T13">he OSI (Open Systems Interconnection) model and the TCP/IP (Transmission Control Protocol/Internet Protocol) model are two conceptual frameworks used to describe how data is transmitted over a network. Both models divide the networking process into layers, each of which performs a specific set of functions.</text:span></text:p>
      <text:p text:style-name="P5">Here are some of the similarities between the OSI and TCP/IP models:</text:p>
      <text:list xml:id="list3803354956" text:style-name="L1">
        <text:list-item>
          <text:p text:style-name="P6">Both models are layered- <text:span text:style-name="T9">are divided into layers each having different functions</text:span></text:p>
        </text:list-item>
        <text:list-item>
          <text:p text:style-name="P6">Both models use protocols to communicate between layers. </text:p>
        </text:list-item>
        <text:list-item>
          <text:p text:style-name="P6">Both models divide the networking process into <text:span text:style-name="T9">simple functions using logic</text:span></text:p>
        </text:list-item>
        <text:list-item>
          <text:p text:style-name="P7">Both models are used to <text:span text:style-name="T9">troubleshoot network issues</text:span></text:p>
        </text:list-item>
      </text:list>
      <text:p text:style-name="Standard"><text:span text:style-name="T5"><text:s/>They have similar operation but have differences such as:</text:span></text:p>
      <text:p text:style-name="Standard"><text:span text:style-name="T5">1)</text:span><text:span text:style-name="T3">The number of layers:</text:span></text:p>
      <text:p text:style-name="Standard"><text:span text:style-name="T5">OSI model layers has seven layers which in including the following:</text:span></text:p>
      <text:list xml:id="list1542993584" text:style-name="WWNum1">
        <text:list-item>
          <text:p text:style-name="P1"><text:span text:style-name="T5">Application layer: This layer provides services to applications, such as file transfer and email.</text:span></text:p>
        </text:list-item>
        <text:list-item>
          <text:p text:style-name="P1"><text:span text:style-name="T5">Presentation layer: This layer formats data for transmission and ensures that it is compatible with the receiving system.</text:span></text:p>
        </text:list-item>
        <text:list-item>
          <text:p text:style-name="P1"><text:span text:style-name="T5">Session layer: This layer establishes, manages, and terminates sessions between communicating systems.</text:span></text:p>
        </text:list-item>
        <text:list-item>
          <text:p text:style-name="P1"><text:span text:style-name="T5">Transport layer: This layer provides reliable end-to-end communication.</text:span></text:p>
        </text:list-item>
        <text:list-item>
          <text:p text:style-name="P1"><text:span text:style-name="T5">Network layer: This layer routes data packets between networks.</text:span></text:p>
        </text:list-item>
        <text:list-item>
          <text:p text:style-name="P1"><text:span text:style-name="T5">Data link layer: This layer provides reliable transmission of data frames over a single physical link.</text:span></text:p>
        </text:list-item>
        <text:list-item>
          <text:p text:style-name="P1"><text:span text:style-name="T5">Physical layer: This layer transmits and receives raw bits over a physical medium, such as a copper wire or fiber optic cable.</text:span></text:p>
        </text:list-item>
      </text:list>
      <text:p text:style-name="P2"><text:span text:style-name="T5"><text:s text:c="6"/></text:span></text:p>
      <text:p text:style-name="Standard"><text:span text:style-name="T5">While the TCP/IP model has 4 layers which are:</text:span></text:p>
      <text:p text:style-name="P3"/>
      <text:p text:style-name="P2"><text:span text:style-name="T5">1.Application layer: This layer provides services for applications, such as file <text:s text:c="15"/>transfer and email.</text:span></text:p>
      <text:p text:style-name="P2"><text:soft-page-break/><text:span text:style-name="T5">2.Transport layer: This layer provides reliable end-to-end communication.</text:span></text:p>
      <text:p text:style-name="P2"><text:span text:style-name="T5">3. Internet layer: This layer routes data packets between networks.</text:span></text:p>
      <text:p text:style-name="P2"><text:span text:style-name="T5">4.Link layer: This layer provides reliable transmission of data frames over a single physical link.</text:span></text:p>
      <text:p text:style-name="P3"/>
      <text:p text:style-name="Standard"><text:span text:style-name="T3">2.) Layer functions</text:span></text:p>
      <text:p text:style-name="Standard"><text:span text:style-name="T5">The OSI model being a reference model has all the layers have specific functions from the physical layer for transmission to application layer for display of end user applications; while the TCP/IP being a protocol model as it specifies how the protocols</text:span><text:span text:style-name="T7"> </text:span><text:span text:style-name="T5">with less strict boundaries between them hence overlapping occurs, making it adaptable to various networking technologies.</text:span></text:p>
      <text:p text:style-name="Standard"><text:span text:style-name="T5">3</text:span><text:span text:style-name="T3">.) Practical application</text:span></text:p>
      <text:p text:style-name="Standard"><text:span text:style-name="T5">The OSI model is a theoretical model, and it was developed for standardization of network layers, and it was intended to be a general-purpose model that could be used for any type of network;</text:span></text:p>
      <text:p text:style-name="Standard"><text:span text:style-name="T5"><text:s/>while the TCP/IP model is a more practical model it was specifically for interconnected networks which brought the internet using protocols such as</text:span><text:span text:style-name="T8"> widely adopted, with protocols like HTTP, FTP, and SMTP fitting seamlessly into its layers</text:span></text:p>
      <text:p text:style-name="Standard"><text:span text:style-name="T3">4.) Flexibility</text:span></text:p>
      <text:p text:style-name="Standard"><text:span text:style-name="T5">The OSI model defines seven strict layers with clear boundaries, each handling a specific aspect of networking. These strict layered compartments make it more rigid and less adaptable to changing real-world needs;</text:span></text:p>
      <text:p text:style-name="Standard"><text:span text:style-name="T5">While TCP/IP is designed with flexibility and interconnectivity in mind from the start. Its four layers are more general, abstract and have loose boundaries between them.</text:span></text:p>
      <text:p text:style-name="Standard"><text:span text:style-name="T3">5.) Protocols definition and implementation</text:span></text:p>
      <text:p text:style-name="Standard"><text:span text:style-name="T5">The OSI model works with different protocols such as HTTP, SMTP, Telnet, SSH for the standard for the application layer but it does not define the network core functionality while the TCP/IP model works also with these protocols: HTTP, SMTP, Telnet, SSH and definition and of the core networking protocols such as TCP, UDP, IP</text:span></text:p>
      <text:p text:style-name="P4"><text:soft-pag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system-ui" svg:font-family="system-ui" style:font-family-generic="roman" style:font-pitch="variable"/>
    <style:font-face style:name="system-ui1" svg:font-family="system-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iovanni Opiyo</meta:initial-creator>
    <meta:editing-cycles>3</meta:editing-cycles>
    <meta:creation-date>2023-10-16T10:26:00</meta:creation-date>
    <dc:date>2023-10-16T20:16:01.213580533</dc:date>
    <meta:editing-duration>PT8M8S</meta:editing-duration>
    <meta:generator>LibreOffice/7.3.7.2$Linux_X86_64 LibreOffice_project/30$Build-2</meta:generator>
    <meta:document-statistic meta:table-count="0" meta:image-count="0" meta:object-count="0" meta:page-count="3" meta:paragraph-count="33" meta:word-count="549" meta:character-count="3563" meta:non-whitespace-character-count="3033"/>
    <meta:user-defined meta:name="AppVersion">16.0000</meta:user-defined>
    <meta:template xlink:type="simple" xlink:actuate="onRequest" xlink:title="Normal" xlink:href=""/>
  </office:meta>
</office:document-meta>
</file>